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khan" svg:font-family="Likhan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fo:font-weight="bold" officeooo:paragraph-rsid="00031b98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DejaVu Serif" fo:font-size="32pt" fo:font-weight="bold" officeooo:paragraph-rsid="00031b98" style:font-size-asian="32pt" style:font-weight-asian="bold" style:font-size-complex="32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DejaVu Serif" fo:font-size="28pt" style:text-underline-style="none" fo:font-weight="normal" officeooo:rsid="0005146f" officeooo:paragraph-rsid="0005146f" style:font-size-asian="24.5pt" style:font-weight-asian="normal" style:font-size-complex="28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DejaVu Serif" fo:font-size="28pt" style:text-underline-style="none" fo:font-weight="normal" officeooo:rsid="000674af" officeooo:paragraph-rsid="000674af" style:font-size-asian="24.5pt" style:font-weight-asian="normal" style:font-size-complex="28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DejaVu Serif" fo:font-size="28pt" style:text-underline-style="none" fo:font-weight="normal" officeooo:rsid="0007f820" officeooo:paragraph-rsid="000674af" style:font-size-asian="24.5pt" style:font-weight-asian="normal" style:font-size-complex="28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paragraph-rsid="00031b98"/>
    </style:style>
    <style:style style:name="P7" style:family="paragraph" style:parent-style-name="Standard">
      <style:paragraph-properties fo:text-align="start" style:justify-single-word="false"/>
      <style:text-properties fo:font-size="28pt" style:text-underline-style="solid" style:text-underline-width="auto" style:text-underline-color="font-color" officeooo:paragraph-rsid="00031b98" style:font-size-asian="24.5pt" style:font-size-complex="28pt"/>
    </style:style>
    <style:style style:name="P8" style:family="paragraph" style:parent-style-name="Standard">
      <style:paragraph-properties fo:text-align="start" style:justify-single-word="false"/>
      <style:text-properties fo:font-size="28pt" style:text-underline-style="none" fo:font-weight="normal" officeooo:rsid="0005146f" officeooo:paragraph-rsid="0005146f" style:font-size-asian="24.5pt" style:font-weight-asian="normal" style:font-size-complex="28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FreeSans" fo:font-size="15pt" style:text-underline-style="none" fo:font-weight="normal" officeooo:rsid="0005146f" officeooo:paragraph-rsid="0005146f" style:font-size-asian="15pt" style:font-weight-asian="normal" style:font-size-complex="15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FreeSans" fo:font-size="15pt" style:text-underline-style="none" fo:font-weight="normal" officeooo:rsid="000674af" officeooo:paragraph-rsid="000674af" style:font-size-asian="13.1000003814697pt" style:font-weight-asian="normal" style:font-size-complex="15pt" style:font-weight-complex="normal"/>
    </style:style>
    <style:style style:name="T1" style:family="text">
      <style:text-properties officeooo:rsid="00031b98"/>
    </style:style>
    <style:style style:name="T2" style:family="text">
      <style:text-properties style:font-name="DejaVu Serif"/>
    </style:style>
    <style:style style:name="T3" style:family="text">
      <style:text-properties style:font-name="DejaVu Serif" fo:font-size="48pt" fo:font-weight="bold" style:font-size-asian="48pt" style:font-weight-asian="bold" style:font-size-complex="48pt" style:font-weight-complex="bold"/>
    </style:style>
    <style:style style:name="T4" style:family="text">
      <style:text-properties style:font-name="DejaVu Serif" fo:font-size="48pt" fo:font-weight="bold" officeooo:rsid="00031b98" style:font-size-asian="48pt" style:font-weight-asian="bold" style:font-size-complex="48pt" style:font-weight-complex="bold"/>
    </style:style>
    <style:style style:name="T5" style:family="text">
      <style:text-properties style:font-name="DejaVu Serif" fo:font-weight="bold" style:font-weight-asian="bold" style:font-weight-complex="bold"/>
    </style:style>
    <style:style style:name="T6" style:family="text">
      <style:text-properties style:font-name="DejaVu Serif" fo:font-weight="bold" officeooo:rsid="00031b98" style:font-weight-asian="bold" style:font-weight-complex="bold"/>
    </style:style>
    <style:style style:name="T7" style:family="text">
      <style:text-properties style:font-name="DejaVu Serif" officeooo:rsid="00031b9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2">C<text:span text:style-name="T1">APSTONE PROJECT</text:span> </text:p>
      <text:p text:style-name="P2"/>
      <text:p text:style-name="P2"><text:span text:style-name="T1">THE BATTLE OF THE NEIGHBORHOODS</text:span>:</text:p>
      <text:p text:style-name="P2"/>
      <text:p text:style-name="P6"><text:span text:style-name="T4">SHIFTING</text:span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7"><text:soft-page-break/><text:span text:style-name="T6"/></text:p>
      <text:p text:style-name="P8"><text:span text:style-name="T7">I</text:span><text:span text:style-name="T2">ntroduction-</text:span></text:p>
      <text:p text:style-name="P8"><text:span text:style-name="T2"/></text:p>
      <text:p text:style-name="P9">This project is aimed at people who want to change their localities. </text:p>
      <text:p text:style-name="P9"/>
      <text:p text:style-name="P9">People need to shift from one area for various reasons. Job transfers and education are two important factors why people may want to change their locations.</text:p>
      <text:p text:style-name="P9"/>
      <text:p text:style-name="P9">But at the same time, changing localities means sacrificing the conveniences which you enjoy in your current location. </text:p>
      <text:p text:style-name="P9"/>
      <text:p text:style-name="P9">And everyone has their preferences when it comes to the ideal location. You may not care about having a fast food stall nearby, but you do care about having a pharmacy nearby.</text:p>
      <text:p text:style-name="P9"/>
      <text:p text:style-name="P9">Rather than searching for homes all over the city, it will be helpful to know which localities to target.</text:p>
      <text:p text:style-name="P9"/>
      <text:p text:style-name="P9">Through this project, I tried to do that.</text:p>
      <text:p text:style-name="P9"/>
      <text:p text:style-name="P9">It will give you an idea of which locality is most similar to your current or ideal location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3"/>
      <text:p text:style-name="P4">Data sources-</text:p>
      <text:p text:style-name="P4"/>
      <text:p text:style-name="P10">To keep the understanding of the project simple, I have only used data related to Ney York, assuming that a person wants to shift from one community base to another within New York. Later in the report, this assumption has been lifted.</text:p>
      <text:p text:style-name="P10"/>
      <text:p text:style-name="P10">The data used in the report is from the table in </text:p>
      <text:p text:style-name="P10">https://en.wikipedia.org/wiki/Neighborhoods_in_New_York_City</text:p>
      <text:p text:style-name="P10"/>
      <text:p text:style-name="P10">The latitudes and longitudes were searched from google and typed into the source code. </text:p>
      <text:p text:style-name="P10"/>
      <text:p text:style-name="P10">Foursquare API is used to collect information about each community base.</text:p>
      <text:p text:style-name="P10"/>
      <text:p text:style-name="P10">Jupyter notebook has been used to write the source code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><text:soft-pag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khan" svg:font-family="Likhan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1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7T09:46:08.244319957</meta:creation-date>
    <dc:date>2020-04-17T11:18:00.371388983</dc:date>
    <meta:editing-duration>PT22M24S</meta:editing-duration>
    <meta:editing-cycles>1</meta:editing-cycles>
    <meta:document-statistic meta:table-count="0" meta:image-count="0" meta:object-count="0" meta:page-count="4" meta:paragraph-count="18" meta:word-count="233" meta:character-count="1400" meta:non-whitespace-character-count="1180"/>
    <meta:generator>LibreOffice/6.3.5.2$Linux_X86_64 LibreOffice_project/30$Build-2</meta:generator>
  </office:meta>
</office:document-meta>
</file>